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fo:font-weight="bold" style:font-weight-asian="bold" style:font-weight-complex="bold"/>
    </style:style>
    <style:style style:name="T3" style:parent-style-name="Fonteparág.padrão" style:family="text">
      <style:text-properties fo:font-weight="bold" style:font-weight-asian="bold" style:font-weight-complex="bold"/>
    </style:style>
    <style:style style:name="T4" style:parent-style-name="Fonteparág.padrão" style:family="text">
      <style:text-properties fo:font-weight="bold" style:font-weight-asian="bold" style:font-weight-complex="bold"/>
    </style:style>
    <style:style style:name="T5" style:parent-style-name="Fonteparág.padrão" style:family="text"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/>
    </style:style>
    <style:style style:name="T6" style:parent-style-name="Fonteparág.padrão" style:family="text"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/>
    </style:style>
    <style:style style:name="T7" style:parent-style-name="Fonteparág.padrão" style:family="text">
      <style:text-properties fo:font-size="13pt" style:font-size-asian="13pt" style:font-size-complex="13pt"/>
    </style:style>
    <style:style style:name="T8" style:parent-style-name="Fonteparág.padrão" style:family="text"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/>
    </style:style>
    <style:style style:name="T9" style:parent-style-name="Fonteparág.padrão" style:family="text">
      <style:text-properties fo:font-size="13pt" style:font-size-asian="13pt" style:font-size-complex="13pt"/>
    </style:style>
    <style:style style:name="T10" style:parent-style-name="Fonteparág.padrão" style:family="text">
      <style:text-properties fo:font-size="13pt" style:font-size-asian="13pt" style:font-size-complex="13pt"/>
    </style:style>
    <style:style style:name="T11" style:parent-style-name="Fonteparág.padrão" style:family="text"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/>
    </style:style>
    <style:style style:name="P12" style:parent-style-name="Standard" style:family="paragraph"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/>
    </style:style>
    <style:style style:name="P13" style:parent-style-name="Standard" style:family="paragraph"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/>
    </style:style>
    <style:style style:name="P14" style:parent-style-name="Standard" style:family="paragraph"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/>
    </style:style>
    <style:style style:name="T15" style:parent-style-name="Fonteparág.padrão" style:family="text"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/>
    </style:style>
    <style:style style:name="P16" style:parent-style-name="Standard" style:family="paragraph"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/>
    </style:style>
  </office:automatic-styles>
  <office:body>
    <office:text text:use-soft-page-breaks="true">
      <text:p text:style-name="P1"><text:bookmark-start text:name="h.3i59qbrmbxji"/><text:bookmark-end text:name="h.3i59qbrmbxji"/><text:s text:c="2"/>Documento de Projeto de Software</text:p>
      <text:p text:style-name="Standard"><text:span text:style-name="T2">Projeto:<text:s/></text:span>&lt;Nome do projeto&gt;</text:p>
      <text:p text:style-name="Standard"><text:span text:style-name="T3">Versão:<text:s/></text:span>&lt;Versão do documento&gt;</text:p>
      <text:p text:style-name="Standard"><text:span text:style-name="T4">Responsável:<text:s/></text:span>&lt;Nome do responsável&gt;</text:p>
      <text:p text:style-name="Standard"/>
      <text:p text:style-name="Standard"/>
      <text:h text:style-name="Título2" text:outline-level="2"><text:bookmark-start text:name="h.pxlzbae3oa54"/><text:bookmark-end text:name="h.pxlzbae3oa54"/>1. Introdução</text:h>
      <text:p text:style-name="Standard">&lt;Breve explicação contendo os objetivos do documento e suas principais característocas&gt;</text:p>
      <text:p text:style-name="Standard"><text:span text:style-name="T5">2. Plataforma de<text:s/></text:span><text:span text:style-name="T6">Implementação</text:span></text:p>
      <text:p text:style-name="Standard"><text:span text:style-name="T7">&lt;Informações detalhadas sobre a implementação do projeto, como por exemplo a linguagem utilizada, os frameworks e o banco de dados. Também é necessário explicar o porquê do uso de cada ferramenta.&gt;</text:span></text:p>
      <text:p text:style-name="Standard"><text:span text:style-name="T8">3. Arquitetura de Software</text:span></text:p>
      <text:p text:style-name="Standard"><text:span text:style-name="T9">&lt;Definir as restr</text:span><text:span text:style-name="T10">ições de desempenho e disponibilidade como por exemplo Usabilidade, Manutenibilidade, Segurança, Desempenho, Disponibilidade e Portabilidade. Definir a divisão de subsistemas.&gt;</text:span></text:p>
      <text:p text:style-name="Standard"><text:span text:style-name="T11">4. Subsistemas</text:span></text:p>
      <text:h text:style-name="Título3" text:outline-level="3"><text:bookmark-start text:name="h.gcthkecyxr9n"/><text:bookmark-end text:name="h.gcthkecyxr9n"/>4.1 - Camada de Lógica de Negócio</text:h>
      <text:h text:style-name="Título3" text:outline-level="3"/>
      <text:p text:style-name="P12">4.1.1 - Componente de Domínio<text:s/>do Problema</text:p>
      <text:p text:style-name="Standard"/>
      <text:p text:style-name="P13">4.1.2 - Camada de Gerência de Tarefas</text:p>
      <text:p text:style-name="Standard"/>
      <text:p text:style-name="P14">4.2 - Camada de Interface com o Usuário</text:p>
      <text:p text:style-name="Standard"/>
      <text:p text:style-name="Standard"><text:span text:style-name="T15">4.3 - Camada de Gerência de Dados</text:span>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rebuchet MS" svg:font-family="Trebuchet MS" style:font-family-generic="swiss" style:font-pitch="variable" svg:panose-1="2 11 6 3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Standard" style:default-outline-level="1">
      <style:paragraph-properties fo:keep-with-next="always" fo:keep-together="always" fo:margin-top="0.1388in"/>
      <style:text-properties style:font-name="Trebuchet MS" style:font-name-asian="Trebuchet MS" style:font-name-complex="Trebuchet MS" fo:font-size="16pt" style:font-size-asian="16pt" style:font-size-complex="16pt" fo:hyphenate="false"/>
    </style:style>
    <style:style style:name="Título2" style:display-name="Título 2" style:family="paragraph" style:parent-style-name="Standard" style:default-outline-level="2">
      <style:paragraph-properties fo:keep-with-next="always" fo:keep-together="always" fo:margin-top="0.1388in"/>
      <style:text-properties style:font-name="Trebuchet MS" style:font-name-asian="Trebuchet MS" style:font-name-complex="Trebuchet MS" fo:font-weight="bold" style:font-weight-asian="bold" style:font-weight-complex="bold" fo:font-size="13pt" style:font-size-asian="13pt" style:font-size-complex="13pt" fo:hyphenate="false"/>
    </style:style>
    <style:style style:name="Título3" style:display-name="Título 3" style:family="paragraph" style:parent-style-name="Standard" style:default-outline-level="3">
      <style:paragraph-properties fo:keep-with-next="always" fo:keep-together="always" fo:margin-top="0.1111in"/>
      <style:text-properties style:font-name="Trebuchet MS" style:font-name-asian="Trebuchet MS" style:font-name-complex="Trebuchet MS" fo:font-weight="bold" style:font-weight-asian="bold" style:font-weight-complex="bold" fo:color="#666666" fo:font-size="12pt" style:font-size-asian="12pt" style:font-size-complex="12pt" fo:hyphenate="false"/>
    </style:style>
    <style:style style:name="Título4" style:display-name="Título 4" style:family="paragraph" style:parent-style-name="Standard" style:default-outline-level="4">
      <style:paragraph-properties fo:keep-with-next="always" fo:keep-together="always" fo:margin-top="0.1111in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Standard" style:default-outline-level="5">
      <style:paragraph-properties fo:keep-with-next="always" fo:keep-together="always" fo:margin-top="0.1111in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Standard" style:default-outline-level="6">
      <style:paragraph-properties fo:keep-with-next="always" fo:keep-together="always" fo:margin-top="0.1111in"/>
      <style:text-properties style:font-name="Trebuchet MS" style:font-name-asian="Trebuchet MS" style:font-name-complex="Trebuchet MS" fo:font-style="italic" style:font-style-asian="italic" style:font-style-complex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Semlista1" style:display-name="Sem lista1" style:family="paragraph">
      <style:text-properties fo:hyphenate="false"/>
    </style:style>
    <style:style style:name="Título" style:display-name="Título" style:family="paragraph" style:parent-style-name="Standard">
      <style:paragraph-properties fo:keep-with-next="always" fo:keep-together="always"/>
      <style:text-properties style:font-name="Trebuchet MS" style:font-name-asian="Trebuchet MS" style:font-name-complex="Trebuchet MS" fo:font-size="21pt" style:font-size-asian="21pt" style:font-size-complex="21pt" fo:hyphenate="false"/>
    </style:style>
    <style:style style:name="Subtítulo" style:display-name="Subtítulo" style:family="paragraph" style:parent-style-name="Standard">
      <style:paragraph-properties fo:keep-with-next="always" fo:keep-together="always" fo:margin-bottom="0.1388in"/>
      <style:text-properties style:font-name="Trebuchet MS" style:font-name-asian="Trebuchet MS" style:font-name-complex="Trebuchet MS" fo:font-style="italic" style:font-style-asian="italic" style:font-style-complex="italic" fo:color="#666666" fo:font-size="13pt" style:font-size-asian="13pt" style:font-size-complex="13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Marcos Dias</dc:creator>
    <meta:creation-date>2014-05-26T02:01:00Z</meta:creation-date>
    <dc:date>2014-05-26T02:03:00Z</dc:date>
    <meta:template xlink:href="Normal" xlink:type="simple"/>
    <meta:editing-cycles>3</meta:editing-cycles>
    <meta:editing-duration>PT0S</meta:editing-duration>
    <meta:document-statistic meta:page-count="1" meta:paragraph-count="1" meta:word-count="138" meta:character-count="888" meta:row-count="6" meta:non-whitespace-character-count="751"/>
  </office:meta>
</office:document-meta>
</file>